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fo:font-weight="bold" officeooo:rsid="000ea862" officeooo:paragraph-rsid="000ea862" style:font-size-asian="20pt" style:font-weight-asian="bold" style:font-size-complex="20pt" style:font-weight-complex="bold"/>
    </style:style>
    <style:style style:name="P2" style:family="paragraph" style:parent-style-name="Standard">
      <style:text-properties style:font-name="Calibri" fo:font-size="20pt" fo:font-weight="bold" officeooo:rsid="000ea862" officeooo:paragraph-rsid="000ea862"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Calibri" fo:font-size="20pt" fo:font-weight="bold" officeooo:rsid="000ea862" officeooo:paragraph-rsid="000ea862" style:font-size-asian="20pt" style:font-weight-asian="bold" style:font-size-complex="20pt" style:font-weight-complex="bold"/>
    </style:style>
    <style:style style:name="P4" style:family="paragraph" style:parent-style-name="Standard">
      <loext:graphic-properties draw:fill="none"/>
      <style:paragraph-properties fo:margin-left="1.199cm" fo:margin-right="1.101cm" fo:line-height="150%" fo:text-align="justify" style:justify-single-word="false" fo:text-indent="0cm" style:auto-text-indent="false" fo:background-color="transparent"/>
      <style:text-properties fo:font-size="11pt" fo:font-weight="normal" officeooo:rsid="0010a26b" officeooo:paragraph-rsid="0010a26b" style:font-size-asian="9.60000038146973pt" style:font-weight-asian="normal" style:font-size-complex="11pt" style:font-weight-complex="normal"/>
    </style:style>
    <style:style style:name="P5" style:family="paragraph" style:parent-style-name="Standard">
      <loext:graphic-properties draw:fill="none"/>
      <style:paragraph-properties fo:margin-left="1.199cm" fo:margin-right="1.101cm" fo:line-height="150%" fo:text-align="justify" style:justify-single-word="false" fo:text-indent="0cm" style:auto-text-indent="false" fo:background-color="transparent"/>
      <style:text-properties fo:font-size="11pt" fo:font-weight="normal" officeooo:rsid="0010b0d3" officeooo:paragraph-rsid="0010b0d3" style:font-size-asian="9.60000038146973pt" style:font-weight-asian="normal" style:font-size-complex="11pt" style:font-weight-complex="normal"/>
    </style:style>
    <style:style style:name="P6" style:family="paragraph" style:parent-style-name="Standard">
      <loext:graphic-properties draw:fill="none"/>
      <style:paragraph-properties fo:margin-left="1.199cm" fo:margin-right="1.101cm" fo:line-height="150%" fo:text-align="justify" style:justify-single-word="false" fo:text-indent="0cm" style:auto-text-indent="false" fo:background-color="transparent"/>
      <style:text-properties fo:font-size="11pt" fo:font-weight="bold" officeooo:rsid="0010a26b" officeooo:paragraph-rsid="0010a26b" style:font-size-asian="9.60000038146973pt" style:font-weight-asian="bold" style:font-size-complex="11pt" style:font-weight-complex="bold"/>
    </style:style>
    <style:style style:name="P7" style:family="paragraph" style:parent-style-name="Standard">
      <loext:graphic-properties draw:fill="none"/>
      <style:paragraph-properties fo:margin-left="1.199cm" fo:margin-right="1.101cm" fo:line-height="150%" fo:text-align="justify" style:justify-single-word="false" fo:text-indent="0cm" style:auto-text-indent="false" fo:background-color="transparent"/>
      <style:text-properties fo:font-size="11pt" fo:font-weight="bold" officeooo:rsid="0010b0d3" officeooo:paragraph-rsid="0010b0d3" style:font-size-asian="9.60000038146973pt" style:font-weight-asian="bold" style:font-size-complex="11pt" style:font-weight-complex="bold"/>
    </style:style>
    <style:style style:name="P8" style:family="paragraph" style:parent-style-name="Standard">
      <loext:graphic-properties draw:fill="none"/>
      <style:paragraph-properties fo:margin-left="1.199cm" fo:margin-right="1.101cm" fo:line-height="150%" fo:text-align="justify" style:justify-single-word="false" fo:text-indent="0cm" style:auto-text-indent="false" fo:background-color="transparent"/>
      <style:text-properties style:font-name="Calibri" fo:font-size="11pt" fo:font-weight="normal" officeooo:rsid="00125bef" officeooo:paragraph-rsid="00125bef" style:font-size-asian="9.60000038146973pt" style:font-weight-asian="normal" style:font-size-complex="11pt" style:font-weight-complex="normal"/>
    </style:style>
    <style:style style:name="P9" style:family="paragraph" style:parent-style-name="Standard">
      <loext:graphic-properties draw:fill="none"/>
      <style:paragraph-properties fo:margin-left="1.199cm" fo:margin-right="1.101cm" fo:line-height="150%" fo:text-align="justify" style:justify-single-word="false" fo:text-indent="0cm" style:auto-text-indent="false" fo:background-color="transparent"/>
      <style:text-properties style:font-name="Calibri" fo:font-size="11pt" fo:font-weight="bold" officeooo:rsid="0010b0d3" officeooo:paragraph-rsid="0010b0d3" style:font-size-asian="9.60000038146973pt" style:font-weight-asian="bold" style:font-size-complex="11pt" style:font-weight-complex="bold"/>
    </style:style>
    <style:style style:name="P10" style:family="paragraph" style:parent-style-name="Standard">
      <loext:graphic-properties draw:fill="none"/>
      <style:paragraph-properties fo:margin-left="1.199cm" fo:margin-right="1.101cm" fo:line-height="150%" fo:text-align="justify" style:justify-single-word="false" fo:text-indent="0cm" style:auto-text-indent="false" fo:background-color="transparent"/>
      <style:text-properties officeooo:rsid="0010a26b" officeooo:paragraph-rsid="0010a26b"/>
    </style:style>
    <style:style style:name="P11" style:family="paragraph" style:parent-style-name="Standard">
      <loext:graphic-properties draw:fill="none"/>
      <style:paragraph-properties fo:margin-left="1.199cm" fo:margin-right="1.101cm" fo:line-height="150%" fo:text-align="justify" style:justify-single-word="false" fo:text-indent="0cm" style:auto-text-indent="false" fo:background-color="transparent"/>
      <style:text-properties officeooo:paragraph-rsid="0010a26b"/>
    </style:style>
    <style:style style:name="P12" style:family="paragraph" style:parent-style-name="Standard">
      <loext:graphic-properties draw:fill="none"/>
      <style:paragraph-properties fo:margin-left="1.199cm" fo:margin-right="1.101cm" fo:line-height="150%" fo:text-align="justify" style:justify-single-word="false" fo:text-indent="0cm" style:auto-text-indent="false" fo:background-color="transparent"/>
      <style:text-properties officeooo:paragraph-rsid="0010b0d3"/>
    </style:style>
    <style:style style:name="P13" style:family="paragraph" style:parent-style-name="Standard">
      <loext:graphic-properties draw:fill="none"/>
      <style:paragraph-properties fo:margin-left="1.199cm" fo:margin-right="1.101cm" fo:line-height="150%" fo:text-align="justify" style:justify-single-word="false" fo:text-indent="0cm" style:auto-text-indent="false" fo:background-color="transparent"/>
      <style:text-properties officeooo:paragraph-rsid="00125bef"/>
    </style:style>
    <style:style style:name="P14" style:family="paragraph" style:parent-style-name="Standard">
      <loext:graphic-properties draw:fill="none"/>
      <style:paragraph-properties fo:margin-left="1.199cm" fo:margin-right="1.101cm" fo:line-height="150%" fo:text-align="justify" style:justify-single-word="false" fo:text-indent="0cm" style:auto-text-indent="false" fo:background-color="transparent"/>
      <style:text-properties officeooo:paragraph-rsid="001699e4"/>
    </style:style>
    <style:style style:name="P15" style:family="paragraph" style:parent-style-name="Standard">
      <loext:graphic-properties draw:fill="none"/>
      <style:paragraph-properties fo:margin-left="1.199cm" fo:margin-right="1.101cm" fo:line-height="150%" fo:text-align="justify" style:justify-single-word="false" fo:text-indent="0cm" style:auto-text-indent="false" fo:background-color="transparent"/>
      <style:text-properties officeooo:rsid="0010b0d3" officeooo:paragraph-rsid="0010b0d3"/>
    </style:style>
    <style:style style:name="P16" style:family="paragraph" style:parent-style-name="Standard">
      <loext:graphic-properties draw:fill="none"/>
      <style:paragraph-properties fo:margin-left="1.199cm" fo:margin-right="1.101cm" fo:line-height="150%" fo:text-align="justify" style:justify-single-word="false" fo:text-indent="0cm" style:auto-text-indent="false" fo:background-color="transparent"/>
      <style:text-properties officeooo:rsid="001699e4" officeooo:paragraph-rsid="001699e4"/>
    </style:style>
    <style:style style:name="P17" style:family="paragraph" style:parent-style-name="Standard">
      <loext:graphic-properties draw:fill="none"/>
      <style:paragraph-properties fo:margin-left="1.199cm" fo:margin-right="1.101cm" fo:line-height="150%" fo:text-align="justify" style:justify-single-word="false" fo:text-indent="0cm" style:auto-text-indent="false" fo:background-color="transparent"/>
      <style:text-properties officeooo:rsid="00125bef" officeooo:paragraph-rsid="00125bef"/>
    </style:style>
    <style:style style:name="P18" style:family="paragraph" style:parent-style-name="Standard">
      <loext:graphic-properties draw:fill="none"/>
      <style:paragraph-properties fo:margin-left="1.199cm" fo:margin-right="1.101cm" fo:line-height="150%" fo:text-align="justify" style:justify-single-word="false" fo:text-indent="0cm" style:auto-text-indent="false" fo:background-color="transparent"/>
      <style:text-properties fo:font-weight="bold" officeooo:rsid="0010b0d3" officeooo:paragraph-rsid="0010b0d3" style:font-weight-asian="bold" style:font-weight-complex="bold"/>
    </style:style>
    <style:style style:name="P19" style:family="paragraph" style:parent-style-name="Standard" style:master-page-name="">
      <loext:graphic-properties draw:fill="none"/>
      <style:paragraph-properties fo:margin-left="1.199cm" fo:margin-right="1.101cm" fo:line-height="150%" fo:text-align="justify" style:justify-single-word="false" fo:text-indent="0cm" style:auto-text-indent="false" style:page-number="auto" fo:background-color="transparent"/>
      <style:text-properties officeooo:paragraph-rsid="000ea862"/>
    </style:style>
    <style:style style:name="T1" style:family="text">
      <style:text-properties fo:font-size="11pt" fo:font-weight="normal" style:font-size-asian="9.60000038146973pt" style:font-weight-asian="normal" style:font-size-complex="11pt" style:font-weight-complex="normal"/>
    </style:style>
    <style:style style:name="T2" style:family="text">
      <style:text-properties fo:font-size="11pt" fo:font-weight="normal" officeooo:rsid="000ea862" style:font-size-asian="9.60000038146973pt" style:font-weight-asian="normal" style:font-size-complex="11pt" style:font-weight-complex="normal"/>
    </style:style>
    <style:style style:name="T3" style:family="text">
      <style:text-properties fo:font-size="11pt" fo:font-weight="normal" officeooo:rsid="0010a26b" style:font-size-asian="9.60000038146973pt" style:font-weight-asian="normal" style:font-size-complex="11pt" style:font-weight-complex="normal"/>
    </style:style>
    <style:style style:name="T4" style:family="text">
      <style:text-properties fo:font-size="11pt" fo:font-weight="normal" officeooo:rsid="0010b0d3" style:font-size-asian="9.60000038146973pt" style:font-weight-asian="normal" style:font-size-complex="11pt" style:font-weight-complex="normal"/>
    </style:style>
    <style:style style:name="T5" style:family="text">
      <style:text-properties fo:font-size="11pt" fo:font-weight="normal" officeooo:rsid="00149b0c" style:font-size-asian="9.60000038146973pt" style:font-weight-asian="normal" style:font-size-complex="11pt" style:font-weight-complex="normal"/>
    </style:style>
    <style:style style:name="T6" style:family="text">
      <style:text-properties fo:font-size="11pt" fo:font-weight="normal" officeooo:rsid="00168b93" style:font-size-asian="9.60000038146973pt" style:font-weight-asian="normal" style:font-size-complex="11pt" style:font-weight-complex="normal"/>
    </style:style>
    <style:style style:name="T7" style:family="text">
      <style:text-properties fo:font-size="11pt" fo:font-weight="normal" officeooo:rsid="001699e4" style:font-size-asian="9.60000038146973pt" style:font-weight-asian="normal" style:font-size-complex="11pt" style:font-weight-complex="normal"/>
    </style:style>
    <style:style style:name="T8" style:family="text">
      <style:text-properties fo:font-size="11pt" fo:font-weight="normal" officeooo:rsid="0016f452" style:font-size-asian="9.60000038146973pt" style:font-weight-asian="normal" style:font-size-complex="11pt" style:font-weight-complex="normal"/>
    </style:style>
    <style:style style:name="T9" style:family="text">
      <style:text-properties fo:font-size="11pt" fo:font-weight="normal" officeooo:rsid="0017d636" style:font-size-asian="9.60000038146973pt" style:font-weight-asian="normal" style:font-size-complex="11pt" style:font-weight-complex="normal"/>
    </style:style>
    <style:style style:name="T10" style:family="text">
      <style:text-properties fo:font-size="11pt" style:font-size-asian="9.60000038146973pt" style:font-size-complex="11pt"/>
    </style:style>
    <style:style style:name="T11" style:family="text">
      <style:text-properties fo:font-size="11pt" officeooo:rsid="0010a26b" style:font-size-asian="9.60000038146973pt" style:font-size-complex="11pt"/>
    </style:style>
    <style:style style:name="T12" style:family="text">
      <style:text-properties fo:font-size="11pt" fo:font-weight="bold" officeooo:rsid="001699e4" style:font-size-asian="9.60000038146973pt" style:font-weight-asian="bold" style:font-size-complex="11pt" style:font-weight-complex="bold"/>
    </style:style>
    <style:style style:name="T13" style:family="text">
      <style:text-properties fo:font-size="11pt" fo:font-weight="bold" officeooo:rsid="0017d636" style:font-size-asian="9.60000038146973pt" style:font-weight-asian="bold" style:font-size-complex="11pt" style:font-weight-complex="bold"/>
    </style:style>
    <style:style style:name="T14" style:family="text">
      <style:text-properties style:font-name="Calibri" fo:font-size="11pt" fo:font-weight="normal" style:font-size-asian="9.60000038146973pt" style:font-weight-asian="normal" style:font-size-complex="11pt" style:font-weight-complex="normal"/>
    </style:style>
    <style:style style:name="T15" style:family="text">
      <style:text-properties style:font-name="Calibri" fo:font-size="11pt" fo:font-weight="normal" officeooo:rsid="00125bef" style:font-size-asian="9.60000038146973pt" style:font-weight-asian="normal" style:font-size-complex="11pt" style:font-weight-complex="normal"/>
    </style:style>
    <style:style style:name="T16" style:family="text">
      <style:text-properties officeooo:rsid="001699e4"/>
    </style:style>
    <style:style style:name="T17" style:family="text">
      <style:text-properties officeooo:rsid="0016f452"/>
    </style:style>
    <style:style style:name="T18" style:family="text">
      <style:text-properties officeooo:rsid="00176361"/>
    </style:style>
    <style:style style:name="T19" style:family="text">
      <style:text-properties officeooo:rsid="0017d6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ISTEMA DE AUTORIZACIÓN DE </text:p>
      <text:p text:style-name="P3">VACUNAS DE LA EMA</text:p>
      <text:p text:style-name="P2"/>
      <text:p text:style-name="P1"/>
      <text:p text:style-name="P19"><text:span text:style-name="T2">Bienvenido a est</text:span><text:span text:style-name="T4">a aplicación</text:span><text:span text:style-name="T2"> diseña</text:span><text:span text:style-name="T4">da</text:span><text:span text:style-name="T2"> para gestionar la autorización de vacunas de la </text:span><text:span text:style-name="T3">Agencia Europea de Medicamentos (EMA), con </text:span><text:span text:style-name="T5">la</text:span><text:span text:style-name="T3"> que el personal autorizado podrá gestionar la autorización y rechazo de Vacunas </text:span><text:span text:style-name="T6">contra</text:span><text:span text:style-name="T3"> el COVID-19, así como consultar las características de las vacunas autorizadas, rechazadas o en proceso de desarrollo. </text:span></text:p>
      <text:p text:style-name="P4"/>
      <text:p text:style-name="P11"><text:span text:style-name="T3">Cuando inicie el programa, verá un menú compuesto por 1</text:span><text:span text:style-name="T7">2</text:span><text:span text:style-name="T3"> opciones, a las que podrá acceder tecleando </text:span><text:span text:style-name="T8">el</text:span><text:span text:style-name="T3"> número correspondiente. A continuación le presentamos una guía rápida de las mismas. </text:span></text:p>
      <text:p text:style-name="P4"/>
      <text:p text:style-name="P6">1. Listar las vacunas registradas y mostrar todos sus datos</text:p>
      <text:p text:style-name="P4">Muestra la información de todas las vacunas registradas en la base de datos de la EMA. Si todavía no han sido autorizadas, podrá acceder a su <text:span text:style-name="T17">c</text:span>ódigo, su nombre y su principio activo. Si ya han sido autorizadas <text:span text:style-name="T17">o rechazadas </text:span>podrá ver además su código y su precio recomendado, <text:span text:style-name="T18">además de la fecha de autorización o rechazo.</text:span> </text:p>
      <text:p text:style-name="P4"/>
      <text:p text:style-name="P6">2. Buscar vacuna.</text:p>
      <text:p text:style-name="P10"><text:span text:style-name="T3">P</text:span><text:span text:style-name="T1">ermite introducir el código de una vacuna almacenada <text:s/>para ver sus datos. </text:span></text:p>
      <text:p text:style-name="P4"/>
      <text:p text:style-name="P6">3. Agregar vacuna.</text:p>
      <text:p text:style-name="P11"><text:span text:style-name="T3">Permite introducir una nueva vacuna en la base de datos de la EMA, que por defecto aparecerá sin autorizar ni superar ninguna de las fases de investigación necesarias para ser aprobada. Para guardar una vacuna debe introducir un código válido (consulte el Anexo I si no está familiarizado con el sistema de códigos de la EMA), </text:span><text:span text:style-name="T4">su nombre, su principio activo, su farmacéutica y su precio recomendado. </text:span></text:p>
      <text:p text:style-name="P5"/>
      <text:p text:style-name="P7">4. Eliminar vacuna.</text:p>
      <text:p text:style-name="P5">Permite eliminar una vacuna de la base de datos de la EMA después de localizarla con su código. ATENCION: Asegúrese de que quiere eliminar <text:span text:style-name="T18">esa vacuna del sistema,</text:span> esta acción no se puede deshacer. </text:p>
      <text:p text:style-name="P5"/>
      <text:p text:style-name="P7">5. Introducir el resultado de las fases de la vacuna.</text:p>
      <text:p text:style-name="P5">Permite introducir el resultado de las tres fases de investigación necesarias para que una vacuna sea autorizada. </text:p>
      <text:p text:style-name="P5"><text:soft-page-break/>Introduzca el código de la vacuna de la que desea introducir su resultado y vaya espeficiando el resultado de las fases que desee. La información que introduzca es definitiva, como sabe las vacunas no pueden someterse bajo ningún concepto dos veces a la misma fase. </text:p>
      <text:p text:style-name="P5"/>
      <text:p text:style-name="P7">6. <text:s/>Autorizar/rechazar vacuna</text:p>
      <text:p text:style-name="P5">Permite autorizar o rechazar una vacuna localizada a través de su código. Solo podrá autorizar las vacunas que hayan superado las tres fases de investigación, pero podrá rechazar cualquier vacuna independientemente de su estado de desarrollo. </text:p>
      <text:p text:style-name="P5"/>
      <text:p text:style-name="P18"><text:span text:style-name="T10">7. <text:s/></text:span><text:span text:style-name="T11">Ver vacunas autorizadas.</text:span></text:p>
      <text:p text:style-name="P12"><text:span text:style-name="T3">M</text:span><text:span text:style-name="T4">uestra la información de las vacunas que ya han sido autorizadas (con la fecha en la que lo fueron). </text:span></text:p>
      <text:p text:style-name="P5"/>
      <text:p text:style-name="P18"><text:span text:style-name="T10">8. <text:s/></text:span><text:span text:style-name="T11">Ver vacunas rechazadas.</text:span></text:p>
      <text:p text:style-name="P15"><text:span text:style-name="T3">M</text:span><text:span text:style-name="T1">uestra la información de las vacunas que ya han sido rechazadas (con la fecha en la que lo fueron). </text:span></text:p>
      <text:p text:style-name="P5"/>
      <text:p text:style-name="P18"><text:span text:style-name="T10">9. <text:s/></text:span><text:span text:style-name="T11">Ver vacunas pendientes de autorizar/rechazar.</text:span></text:p>
      <text:p text:style-name="P15"><text:span text:style-name="T3">M</text:span><text:span text:style-name="T1">uestra la información de las vacunas que todavía no han sido autorizadas ni rechazadas.</text:span></text:p>
      <text:p text:style-name="P5"/>
      <text:p text:style-name="P18"><text:span text:style-name="T10">10. </text:span><text:span text:style-name="T11">Ver la última fase investigada de cada vacuna almacenada.</text:span></text:p>
      <text:p text:style-name="P15"><text:span text:style-name="T3">M</text:span><text:span text:style-name="T1">uestra la última fase de investigación a la que se ha sometido cada vacuna <text:s/>e indica si la han superado o no. </text:span></text:p>
      <text:p text:style-name="P5"/>
      <text:p text:style-name="P18"><text:span text:style-name="T10">11. </text:span><text:span text:style-name="T11">Cambiar el precio recomendado de una vacuna.</text:span></text:p>
      <text:p text:style-name="P15"><text:span text:style-name="T3">P</text:span><text:span text:style-name="T1">ermite cambiar el precio recomendado de una vacuna concreta localizada a través de su código. </text:span></text:p>
      <text:p text:style-name="P15"><text:span text:style-name="T1"/></text:p>
      <text:p text:style-name="P14"><text:span text:style-name="T12">12. </text:span><text:span text:style-name="T13">Finalizar.</text:span><text:span text:style-name="T9"> Permite abandonar el programa.</text:span></text:p>
      <text:p text:style-name="P16"><text:span text:style-name="T1"/></text:p>
      <text:p text:style-name="P9">ANEXO I: SISTEMA DE CÓDIGOS DE LA EMA</text:p>
      <text:p text:style-name="P8">Como sabe, las vacunas de la EMA se almacenan con un código alfanúmerico, en el caso de las de COVID-19 deben cumplir las siguientes características:</text:p>
      <text:p text:style-name="P8">- Debe empezar por una V mayúscula, <text:span text:style-name="T19">seguida de una vocal en mayúsculas</text:span></text:p>
      <text:p text:style-name="P13"><text:span text:style-name="T15">- A continuación, </text:span><text:span text:style-name="T1">tres o cuatro letras minúsculas</text:span></text:p>
      <text:p text:style-name="P17"><text:span text:style-name="T14">- Finalmente, dos números del 4 al 7, o bien el número 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0T16:20:38.563000000</meta:creation-date>
    <dc:date>2021-05-11T19:16:36.472000000</dc:date>
    <meta:editing-duration>PT8M31S</meta:editing-duration>
    <meta:editing-cycles>8</meta:editing-cycles>
    <meta:generator>LibreOffice/7.0.1.2$Windows_X86_64 LibreOffice_project/7cbcfc562f6eb6708b5ff7d7397325de9e764452</meta:generator>
    <meta:document-statistic meta:table-count="0" meta:image-count="0" meta:object-count="0" meta:page-count="2" meta:paragraph-count="33" meta:word-count="582" meta:character-count="3498" meta:non-whitespace-character-count="2929"/>
  </office:meta>
</office:document-meta>
</file>